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70000032C3A9DD232E0F55DA3.png" manifest:media-type="image/png"/>
  <manifest:file-entry manifest:full-path="Pictures/10000201000001770000032CB6DA26ED9C446BD3.png" manifest:media-type="image/png"/>
  <manifest:file-entry manifest:full-path="Pictures/1000000000000130000001665B468C1FAE8C1E22.jpg" manifest:media-type="image/jpeg"/>
  <manifest:file-entry manifest:full-path="Pictures/1000000000000374000004FAD445BFA2A3C2F3B9.png" manifest:media-type="image/png"/>
  <manifest:file-entry manifest:full-path="Pictures/10000201000001770000032C8BB9341E7CC45EF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De keuken</text:p>
          </draw:text-box>
        </draw:frame>
        <draw:frame draw:style-name="gr1" draw:text-style-name="P2" draw:layer="layout" svg:width="6.275cm" svg:height="5.715cm" svg:x="21.03cm" svg:y="1.27cm">
          <draw:image xlink:href="Pictures/1000000000000130000001665B468C1FAE8C1E22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2" draw:layer="layout" svg:width="25.198cm" svg:height="21.59cm" svg:x="1.4cm" svg:y="2.034cm">
          <draw:image xlink:href="Pictures/1000000000000374000004FAD445BFA2A3C2F3B9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chetsen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27cm" svg:y="0.635cm" presentation:class="title" presentation:user-transformed="true">
          <draw:text-box>
            <text:p>Wireframes</text:p>
          </draw:text-box>
        </draw:frame>
        <draw:frame draw:style-name="gr1" draw:text-style-name="P2" draw:layer="layout" svg:width="3.984cm" svg:height="8.626cm" svg:x="2.54cm" svg:y="2.804cm">
          <draw:image xlink:href="Pictures/10000201000001770000032C8BB9341E7CC45EF0.png" xlink:type="simple" xlink:show="embed" xlink:actuate="onLoad" draw:mime-type="image/png">
            <text:p/>
          </draw:image>
        </draw:frame>
        <draw:frame draw:style-name="gr3" draw:text-style-name="P5" draw:layer="layout" svg:width="6.985cm" svg:height="1.673cm" svg:x="1.27cm" svg:y="12.7cm">
          <draw:text-box>
            <text:p>Wireframe 1</text:p>
            <text:p/>
          </draw:text-box>
        </draw:frame>
        <draw:frame draw:style-name="gr3" draw:text-style-name="P5" draw:layer="layout" svg:width="4.445cm" svg:height="1.673cm" svg:x="18.415cm" svg:y="12.297cm">
          <draw:text-box>
            <text:p>Wireframe 2</text:p>
            <text:p/>
          </draw:text-box>
        </draw:frame>
        <draw:frame draw:style-name="gr1" draw:text-style-name="P2" draw:layer="layout" svg:width="3.812cm" svg:height="8.255cm" svg:x="17.78cm" svg:y="3.81cm">
          <draw:image xlink:href="Pictures/10000201000001770000032CB6DA26ED9C446B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rototypes</text:p>
          </draw:text-box>
        </draw:frame>
        <draw:frame draw:style-name="gr4" draw:text-style-name="P6" draw:layer="layout" svg:width="6.614cm" svg:height="14.322cm" svg:x="1.641cm" svg:y="1.27cm">
          <draw:image xlink:href="Pictures/10000201000001770000032C3A9DD232E0F55D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traject</text:p>
          </draw:text-box>
        </draw:frame>
        <draw:frame presentation:style-name="pr3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06T11:11:53.309000000</meta:creation-date>
    <dc:date>2020-10-12T23:07:05.269000000</dc:date>
    <meta:editing-duration>PT17M17S</meta:editing-duration>
    <meta:editing-cycles>2</meta:editing-cycles>
    <meta:generator>LibreOffice/7.0.1.2$Windows_X86_64 LibreOffice_project/7cbcfc562f6eb6708b5ff7d7397325de9e764452</meta:generator>
    <meta:document-statistic meta:object-count="44"/>
  </office:meta>
</office:document-meta>
</file>